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4.31mm" svg:y="91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48 <text:s text:c="3"/>sampled: 1857.861 <text:s text:c="2"/>given: 3800 <text:s text:c="2"/>gain: 2.04536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48 <text:s text:c="3"/>sampled: 1857.861 <text:s text:c="2"/>given: 3800 <text:s text:c="2"/>gain: 2.04536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78 <text:s text:c="3"/>sampled: 1760.175 <text:s text:c="2"/>given: 36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78 <text:s text:c="3"/>sampled: 1760.175 <text:s text:c="2"/>given: 36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05 <text:s text:c="3"/>sampled: 1662.186 <text:s text:c="2"/>given: 3400 <text:s text:c="2"/>gain: 2.045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06 <text:s text:c="3"/>sampled: 1662.286 <text:s text:c="2"/>given: 3400 <text:s text:c="2"/>gain: 2.0453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5 <text:s text:c="3"/>sampled: 1564.499 <text:s text:c="2"/>given: 3200 <text:s text:c="2"/>gain: 2.045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35 <text:s text:c="3"/>sampled: 1564.499 <text:s text:c="2"/>given: 3200 <text:s text:c="2"/>gain: 2.045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4 <text:s text:c="3"/>sampled: 1466.711 <text:s text:c="2"/>given: 3000 <text:s text:c="2"/>gain: 2.0453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64 <text:s text:c="3"/>sampled: 1466.711 <text:s text:c="2"/>given: 3000 <text:s text:c="2"/>gain: 2.0453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4 <text:s text:c="3"/>sampled: 1369.025 <text:s text:c="2"/>given: 28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94 <text:s text:c="3"/>sampled: 1369.025 <text:s text:c="2"/>given: 28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2 <text:s text:c="3"/>sampled: 1271.136 <text:s text:c="2"/>given: 2600 <text:s text:c="2"/>gain: 2.0454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22 <text:s text:c="3"/>sampled: 1271.136 <text:s text:c="2"/>given: 2600 <text:s text:c="2"/>gain: 2.0454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2 <text:s text:c="3"/>sampled: 1173.45 <text:s text:c="2"/>given: 24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52 <text:s text:c="3"/>sampled: 1173.45 <text:s text:c="2"/>given: 2400 <text:s text:c="2"/>gain: 2.0452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2 <text:s text:c="3"/>sampled: 1075.763 <text:s text:c="2"/>given: 2200 <text:s text:c="2"/>gain: 2.045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82 <text:s text:c="3"/>sampled: 1075.763 <text:s text:c="2"/>given: 2200 <text:s text:c="2"/>gain: 2.0450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5362" calcext:value-type="float">
            <text:p>2.04536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62" calcext:value-type="float">
            <text:p>2.04536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5" calcext:value-type="float">
            <text:p>2.045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76" calcext:value-type="float">
            <text:p>2.04537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83" calcext:value-type="float">
            <text:p>2.04538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83" calcext:value-type="float">
            <text:p>2.04538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92" calcext:value-type="float">
            <text:p>2.0453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392" calcext:value-type="float">
            <text:p>2.0453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414" calcext:value-type="float">
            <text:p>2.04541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414" calcext:value-type="float">
            <text:p>2.04541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252" calcext:value-type="float">
            <text:p>2.0452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6" calcext:value-type="float">
            <text:p>2.0450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506" calcext:value-type="float">
            <text:p>2.0450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525" calcext:value-type="float">
            <text:p>2.04525</text:p>
          </table:table-cell>
          <table:table-cell table:number-columns-repeated="5"/>
        </table:table-row>
        <table:table-row table:style-name="ro1" table:number-rows-repeated="10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formula="of:=AVERAGE([.A53:.A153])" office:value-type="float" office:value="2336.60133663366" calcext:value-type="float">
            <text:p>2336.60133663366</text:p>
          </table:table-cell>
          <table:table-cell table:formula="of:=AVERAGE([.F53:.F56])" office:value-type="float" office:value="50.05425" calcext:value-type="float">
            <text:p>50.05425</text:p>
          </table:table-cell>
          <table:table-cell table:formula="of:=2*[.C53]" office:value-type="float" office:value="100.1085" calcext:value-type="float">
            <text:p>100.1085</text:p>
          </table:table-cell>
          <table:table-cell table:formula="of:=[.D53]/[.B53]" office:value-type="float" office:value="0.0428436372223539" calcext:value-type="float">
            <text:p>0.042843637222354</text:p>
          </table:table-cell>
          <table:table-cell office:value-type="float" office:value="50.051" calcext:value-type="float">
            <text:p>50.051</text:p>
          </table:table-cell>
        </table:table-row>
        <table:table-row table:style-name="ro1">
          <table:table-cell office:value-type="float" office:value="2335.117" calcext:value-type="float">
            <text:p>2335.117</text:p>
          </table:table-cell>
          <table:table-cell table:number-columns-repeated="4"/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4"/>
          <table:table-cell office:value-type="float" office:value="50.056" calcext:value-type="float">
            <text:p>50.056</text:p>
          </table:table-cell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4"/>
          <table:table-cell office:value-type="float" office:value="50.06" calcext:value-type="float">
            <text:p>50.06</text:p>
          </table:table-cell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5.419" calcext:value-type="float">
            <text:p>2335.419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5.419" calcext:value-type="float">
            <text:p>2335.419</text:p>
          </table:table-cell>
          <table:table-cell table:number-columns-repeated="5"/>
        </table:table-row>
        <table:table-row table:style-name="ro1">
          <table:table-cell office:value-type="float" office:value="2335.117" calcext:value-type="float">
            <text:p>2335.117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4.714" calcext:value-type="float">
            <text:p>2334.714</text:p>
          </table:table-cell>
          <table:table-cell table:number-columns-repeated="5"/>
        </table:table-row>
        <table:table-row table:style-name="ro1">
          <table:table-cell office:value-type="float" office:value="2335.52" calcext:value-type="float">
            <text:p>2335.52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5.217" calcext:value-type="float">
            <text:p>2335.217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5.318" calcext:value-type="float">
            <text:p>2335.318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5.721" calcext:value-type="float">
            <text:p>2335.721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5.62" calcext:value-type="float">
            <text:p>2335.62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6.224" calcext:value-type="float">
            <text:p>2336.224</text:p>
          </table:table-cell>
          <table:table-cell table:number-columns-repeated="5"/>
        </table:table-row>
        <table:table-row table:style-name="ro1">
          <table:table-cell office:value-type="float" office:value="2336.023" calcext:value-type="float">
            <text:p>2336.023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5.52" calcext:value-type="float">
            <text:p>2335.52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231" calcext:value-type="float">
            <text:p>2337.231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526" calcext:value-type="float">
            <text:p>2336.526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6.124" calcext:value-type="float">
            <text:p>2336.124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929" calcext:value-type="float">
            <text:p>2336.929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6.426" calcext:value-type="float">
            <text:p>2336.426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37.131" calcext:value-type="float">
            <text:p>2337.131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6.728" calcext:value-type="float">
            <text:p>2336.728</text:p>
          </table:table-cell>
          <table:table-cell table:number-columns-repeated="5"/>
        </table:table-row>
        <table:table-row table:style-name="ro1">
          <table:table-cell office:value-type="float" office:value="2336.829" calcext:value-type="float">
            <text:p>2336.829</text:p>
          </table:table-cell>
          <table:table-cell table:number-columns-repeated="5"/>
        </table:table-row>
        <table:table-row table:style-name="ro1">
          <table:table-cell office:value-type="float" office:value="2337.03" calcext:value-type="float">
            <text:p>2337.03</text:p>
          </table:table-cell>
          <table:table-cell table:number-columns-repeated="5"/>
        </table:table-row>
        <table:table-row table:style-name="ro1">
          <table:table-cell office:value-type="float" office:value="2336.325" calcext:value-type="float">
            <text:p>2336.325</text:p>
          </table:table-cell>
          <table:table-cell table:number-columns-repeated="5"/>
        </table:table-row>
        <table:table-row table:style-name="ro1">
          <table:table-cell office:value-type="float" office:value="2338.44" calcext:value-type="float">
            <text:p>2338.4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3.767" calcext:value-type="float">
            <text:p>2313.767</text:p>
          </table:table-cell>
          <table:table-cell table:formula="of:=AVERAGE([.A157:.A354])" office:value-type="float" office:value="2312.79295454546" calcext:value-type="float">
            <text:p>2312.79295454546</text:p>
          </table:table-cell>
          <table:table-cell table:formula="of:=AVERAGE([.F157:.F162])" office:value-type="float" office:value="5.01416666666667" calcext:value-type="float">
            <text:p>5.01416666666667</text:p>
          </table:table-cell>
          <table:table-cell table:formula="of:=2*[.C157]" office:value-type="float" office:value="10.0283333333333" calcext:value-type="float">
            <text:p>10.0283333333333</text:p>
          </table:table-cell>
          <table:table-cell table:formula="of:=[.D157]/[.B157]" office:value-type="float" office:value="0.00433602727543082" calcext:value-type="float">
            <text:p>0.004336027275431</text:p>
          </table:table-cell>
          <table:table-cell office:value-type="float" office:value="5.018" calcext:value-type="float">
            <text:p>5.018</text:p>
          </table:table-cell>
        </table:table-row>
        <table:table-row table:style-name="ro1">
          <table:table-cell office:value-type="float" office:value="2314.975" calcext:value-type="float">
            <text:p>2314.975</text:p>
          </table:table-cell>
          <table:table-cell table:number-columns-repeated="4"/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4"/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float" office:value="2312.054" calcext:value-type="float">
            <text:p>2312.054</text:p>
          </table:table-cell>
          <table:table-cell table:number-columns-repeated="4"/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4"/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2311.551" calcext:value-type="float">
            <text:p>2311.551</text:p>
          </table:table-cell>
          <table:table-cell table:number-columns-repeated="4"/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4.371" calcext:value-type="float">
            <text:p>2314.371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1.45" calcext:value-type="float">
            <text:p>2311.45</text:p>
          </table:table-cell>
          <table:table-cell table:number-columns-repeated="5"/>
        </table:table-row>
        <table:table-row table:style-name="ro1">
          <table:table-cell office:value-type="float" office:value="2313.968" calcext:value-type="float">
            <text:p>2313.968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1.752" calcext:value-type="float">
            <text:p>2311.752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  <table:table-row table:style-name="ro1">
          <table:table-cell office:value-type="float" office:value="2312.256" calcext:value-type="float">
            <text:p>2312.256</text:p>
          </table:table-cell>
          <table:table-cell table:number-columns-repeated="5"/>
        </table:table-row>
        <table:table-row table:style-name="ro1">
          <table:table-cell office:value-type="float" office:value="2314.27" calcext:value-type="float">
            <text:p>2314.27</text:p>
          </table:table-cell>
          <table:table-cell table:number-columns-repeated="5"/>
        </table:table-row>
        <table:table-row table:style-name="ro1">
          <table:table-cell office:value-type="float" office:value="2311.45" calcext:value-type="float">
            <text:p>2311.45</text:p>
          </table:table-cell>
          <table:table-cell table:number-columns-repeated="5"/>
        </table:table-row>
        <table:table-row table:style-name="ro1">
          <table:table-cell office:value-type="float" office:value="2311.45" calcext:value-type="float">
            <text:p>2311.45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5.781" calcext:value-type="float">
            <text:p>2315.781</text:p>
          </table:table-cell>
          <table:table-cell table:number-columns-repeated="5"/>
        </table:table-row>
        <table:table-row table:style-name="ro1">
          <table:table-cell office:value-type="float" office:value="2314.471" calcext:value-type="float">
            <text:p>2314.471</text:p>
          </table:table-cell>
          <table:table-cell table:number-columns-repeated="5"/>
        </table:table-row>
        <table:table-row table:style-name="ro1">
          <table:table-cell office:value-type="float" office:value="2313.062" calcext:value-type="float">
            <text:p>2313.062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4.572" calcext:value-type="float">
            <text:p>2314.572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4.27" calcext:value-type="float">
            <text:p>2314.27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5.781" calcext:value-type="float">
            <text:p>2315.781</text:p>
          </table:table-cell>
          <table:table-cell table:number-columns-repeated="5"/>
        </table:table-row>
        <table:table-row table:style-name="ro1">
          <table:table-cell office:value-type="float" office:value="2310.443" calcext:value-type="float">
            <text:p>2310.443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1.35" calcext:value-type="float">
            <text:p>2311.35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2.054" calcext:value-type="float">
            <text:p>2312.054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1.752" calcext:value-type="float">
            <text:p>2311.752</text:p>
          </table:table-cell>
          <table:table-cell table:number-columns-repeated="5"/>
        </table:table-row>
        <table:table-row table:style-name="ro1">
          <table:table-cell office:value-type="float" office:value="2314.975" calcext:value-type="float">
            <text:p>2314.975</text:p>
          </table:table-cell>
          <table:table-cell table:number-columns-repeated="5"/>
        </table:table-row>
        <table:table-row table:style-name="ro1">
          <table:table-cell office:value-type="float" office:value="2313.968" calcext:value-type="float">
            <text:p>2313.968</text:p>
          </table:table-cell>
          <table:table-cell table:number-columns-repeated="5"/>
        </table:table-row>
        <table:table-row table:style-name="ro1">
          <table:table-cell office:value-type="float" office:value="2314.169" calcext:value-type="float">
            <text:p>2314.169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3.666" calcext:value-type="float">
            <text:p>2313.666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3.666" calcext:value-type="float">
            <text:p>2313.666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0.342" calcext:value-type="float">
            <text:p>2310.342</text:p>
          </table:table-cell>
          <table:table-cell table:number-columns-repeated="5"/>
        </table:table-row>
        <table:table-row table:style-name="ro1">
          <table:table-cell office:value-type="float" office:value="2310.443" calcext:value-type="float">
            <text:p>2310.443</text:p>
          </table:table-cell>
          <table:table-cell table:number-columns-repeated="5"/>
        </table:table-row>
        <table:table-row table:style-name="ro1">
          <table:table-cell office:value-type="float" office:value="2314.471" calcext:value-type="float">
            <text:p>2314.471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3.666" calcext:value-type="float">
            <text:p>2313.666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1.551" calcext:value-type="float">
            <text:p>2311.551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3.767" calcext:value-type="float">
            <text:p>2313.767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4.572" calcext:value-type="float">
            <text:p>2314.572</text:p>
          </table:table-cell>
          <table:table-cell table:number-columns-repeated="5"/>
        </table:table-row>
        <table:table-row table:style-name="ro1">
          <table:table-cell office:value-type="float" office:value="2311.35" calcext:value-type="float">
            <text:p>2311.35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3.767" calcext:value-type="float">
            <text:p>2313.767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2.86" calcext:value-type="float">
            <text:p>2312.86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1.35" calcext:value-type="float">
            <text:p>2311.35</text:p>
          </table:table-cell>
          <table:table-cell table:number-columns-repeated="5"/>
        </table:table-row>
        <table:table-row table:style-name="ro1">
          <table:table-cell office:value-type="float" office:value="2313.666" calcext:value-type="float">
            <text:p>2313.666</text:p>
          </table:table-cell>
          <table:table-cell table:number-columns-repeated="5"/>
        </table:table-row>
        <table:table-row table:style-name="ro1">
          <table:table-cell office:value-type="float" office:value="2314.371" calcext:value-type="float">
            <text:p>2314.371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2.86" calcext:value-type="float">
            <text:p>2312.86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2.054" calcext:value-type="float">
            <text:p>2312.054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3.666" calcext:value-type="float">
            <text:p>2313.666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2.054" calcext:value-type="float">
            <text:p>2312.054</text:p>
          </table:table-cell>
          <table:table-cell table:number-columns-repeated="5"/>
        </table:table-row>
        <table:table-row table:style-name="ro1">
          <table:table-cell office:value-type="float" office:value="2311.954" calcext:value-type="float">
            <text:p>2311.954</text:p>
          </table:table-cell>
          <table:table-cell table:number-columns-repeated="5"/>
        </table:table-row>
        <table:table-row table:style-name="ro1">
          <table:table-cell office:value-type="float" office:value="2310.947" calcext:value-type="float">
            <text:p>2310.947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4.673" calcext:value-type="float">
            <text:p>2314.673</text:p>
          </table:table-cell>
          <table:table-cell table:number-columns-repeated="5"/>
        </table:table-row>
        <table:table-row table:style-name="ro1">
          <table:table-cell office:value-type="float" office:value="2312.86" calcext:value-type="float">
            <text:p>2312.86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3.767" calcext:value-type="float">
            <text:p>2313.767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4.874" calcext:value-type="float">
            <text:p>2314.874</text:p>
          </table:table-cell>
          <table:table-cell table:number-columns-repeated="5"/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4.169" calcext:value-type="float">
            <text:p>2314.169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5.076" calcext:value-type="float">
            <text:p>2315.076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3.565" calcext:value-type="float">
            <text:p>2313.565</text:p>
          </table:table-cell>
          <table:table-cell table:number-columns-repeated="5"/>
        </table:table-row>
        <table:table-row table:style-name="ro1">
          <table:table-cell office:value-type="float" office:value="2314.673" calcext:value-type="float">
            <text:p>2314.673</text:p>
          </table:table-cell>
          <table:table-cell table:number-columns-repeated="5"/>
        </table:table-row>
        <table:table-row table:style-name="ro1">
          <table:table-cell office:value-type="float" office:value="2314.975" calcext:value-type="float">
            <text:p>2314.975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4.169" calcext:value-type="float">
            <text:p>2314.169</text:p>
          </table:table-cell>
          <table:table-cell table:number-columns-repeated="5"/>
        </table:table-row>
        <table:table-row table:style-name="ro1">
          <table:table-cell office:value-type="float" office:value="2313.364" calcext:value-type="float">
            <text:p>2313.364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3.867" calcext:value-type="float">
            <text:p>2313.867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3.062" calcext:value-type="float">
            <text:p>2313.062</text:p>
          </table:table-cell>
          <table:table-cell table:number-columns-repeated="5"/>
        </table:table-row>
        <table:table-row table:style-name="ro1">
          <table:table-cell office:value-type="float" office:value="2314.169" calcext:value-type="float">
            <text:p>2314.169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1.954" calcext:value-type="float">
            <text:p>2311.954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4.169" calcext:value-type="float">
            <text:p>2314.169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  <table:table-row table:style-name="ro1">
          <table:table-cell office:value-type="float" office:value="2314.069" calcext:value-type="float">
            <text:p>2314.069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155" calcext:value-type="float">
            <text:p>2312.155</text:p>
          </table:table-cell>
          <table:table-cell table:number-columns-repeated="5"/>
        </table:table-row>
        <table:table-row table:style-name="ro1">
          <table:table-cell office:value-type="float" office:value="2312.054" calcext:value-type="float">
            <text:p>2312.054</text:p>
          </table:table-cell>
          <table:table-cell table:number-columns-repeated="5"/>
        </table:table-row>
        <table:table-row table:style-name="ro1">
          <table:table-cell office:value-type="float" office:value="2312.356" calcext:value-type="float">
            <text:p>2312.356</text:p>
          </table:table-cell>
          <table:table-cell table:number-columns-repeated="5"/>
        </table:table-row>
        <table:table-row table:style-name="ro1">
          <table:table-cell office:value-type="float" office:value="2312.457" calcext:value-type="float">
            <text:p>2312.457</text:p>
          </table:table-cell>
          <table:table-cell table:number-columns-repeated="5"/>
        </table:table-row>
        <table:table-row table:style-name="ro1">
          <table:table-cell office:value-type="float" office:value="2313.263" calcext:value-type="float">
            <text:p>2313.263</text:p>
          </table:table-cell>
          <table:table-cell table:number-columns-repeated="5"/>
        </table:table-row>
        <table:table-row table:style-name="ro1">
          <table:table-cell office:value-type="float" office:value="2313.162" calcext:value-type="float">
            <text:p>2313.162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2.659" calcext:value-type="float">
            <text:p>2312.659</text:p>
          </table:table-cell>
          <table:table-cell table:number-columns-repeated="5"/>
        </table:table-row>
        <table:table-row table:style-name="ro1">
          <table:table-cell office:value-type="float" office:value="2312.759" calcext:value-type="float">
            <text:p>2312.759</text:p>
          </table:table-cell>
          <table:table-cell table:number-columns-repeated="5"/>
        </table:table-row>
        <table:table-row table:style-name="ro1">
          <table:table-cell office:value-type="float" office:value="2314.27" calcext:value-type="float">
            <text:p>2314.27</text:p>
          </table:table-cell>
          <table:table-cell table:number-columns-repeated="5"/>
        </table:table-row>
        <table:table-row table:style-name="ro1">
          <table:table-cell office:value-type="float" office:value="2312.86" calcext:value-type="float">
            <text:p>2312.86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5"/>
        </table:table-row>
        <table:table-row table:style-name="ro1">
          <table:table-cell office:value-type="float" office:value="2312.558" calcext:value-type="float">
            <text:p>2312.558</text:p>
          </table:table-cell>
          <table:table-cell table:number-columns-repeated="5"/>
        </table:table-row>
        <table:table-row table:style-name="ro1">
          <table:table-cell office:value-type="float" office:value="2313.464" calcext:value-type="float">
            <text:p>2313.464</text:p>
          </table:table-cell>
          <table:table-cell table:number-columns-repeated="5"/>
        </table:table-row>
        <table:table-row table:style-name="ro1">
          <table:table-cell office:value-type="float" office:value="2312.961" calcext:value-type="float">
            <text:p>2312.961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6:30:22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0T16:34:16.567000000</dc:date>
    <meta:editing-duration>PT2H35M43S</meta:editing-duration>
    <meta:editing-cycles>47</meta:editing-cycles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5362">
                <text:p>2.045362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5362">
                <text:p>2.045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55">
                <text:p>2.0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5376">
                <text:p>2.045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5383">
                <text:p>2.045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5383">
                <text:p>2.045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5392">
                <text:p>2.045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5392">
                <text:p>2.045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5414">
                <text:p>2.045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5414">
                <text:p>2.045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5252">
                <text:p>2.045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506">
                <text:p>2.04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506">
                <text:p>2.04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